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67a0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67a0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67a0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67a0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67a0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67a0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67a0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67a0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67a0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67a0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67a0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67a0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67a0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67a0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67a0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67a0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67a0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antiago Abimelec Monsalve Blanc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Simón Rodríguez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3/10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617298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eonel Jesus  Monsalve Rui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42456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1:01.84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82" meta:non-whitespace-character-count="1012"/>
    <meta:template xlink:type="simple" xlink:actuate="onRequest" xlink:title="Normal" xlink:href=""/>
  </office:meta>
</office:document-meta>
</file>